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List.getWid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ist.readFromRequest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List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dgetList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ist.Wid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List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dgetList.addWidge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List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ist.getWid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ist.widgetsHave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